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34H27M53.025051S" calcext:value-type="time">
            <text:p>734:2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Zone further differentiat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15H16M49.943S" calcext:value-type="time">
            <text:p>15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07:44:41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2T09:58:29.261000000</dc:date>
    <dc:creator>Benjamin Laws</dc:creator>
    <meta:editing-duration>P31DT13H28M33S</meta:editing-duration>
    <meta:editing-cycles>841</meta:editing-cycles>
    <meta:generator>LibreOffice/7.2.6.2$Windows_X86_64 LibreOffice_project/b0ec3a565991f7569a5a7f5d24fed7f52653d754</meta:generator>
    <meta:document-statistic meta:table-count="2" meta:cell-count="1109" meta:object-count="0"/>
  </office:meta>
</office:document-meta>
</file>